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11.54mm"/>
    </style:style>
    <style:style style:name="co4" style:family="table-column">
      <style:table-column-properties fo:break-before="auto" style:column-width="13.58mm"/>
    </style:style>
    <style:style style:name="co5" style:family="table-column">
      <style:table-column-properties fo:break-before="auto" style:column-width="10.5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l" table:style-name="ta1">
        <table:shapes>
          <draw:frame draw:z-index="0" draw:style-name="gr1" draw:text-style-name="P1" svg:width="267.1mm" svg:height="150.24mm" svg:x="2.81mm" svg:y="24.58mm">
            <draw:object draw:notify-on-update-of-ranges="local.AA3:local.AG3 local.Z4:local.Z4 local.AA4:local.AG4 local.Z5:local.Z5 local.AA5:local.A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" table:default-cell-style-name="Default"/>
        <table:table-row table:style-name="ro1">
          <table:table-cell/>
          <table:table-cell table:style-name="ce1" table:number-columns-repeated="3"/>
          <table:table-cell table:style-name="ce12" table:number-columns-repeated="2"/>
          <table:table-cell table:style-name="ce1"/>
          <table:table-cell table:style-name="ce12" table:number-columns-repeated="2"/>
          <table:table-cell table:style-name="ce1"/>
          <table:table-cell table:style-name="ce12" table:number-columns-repeated="2"/>
          <table:table-cell table:number-columns-repeated="2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Function</text:p>
          </table:table-cell>
          <table:table-cell table:style-name="ce5" office:value-type="string" calcext:value-type="string" table:number-columns-spanned="1" table:number-rows-spanned="2">
            <text:p>1 Thread</text:p>
          </table:table-cell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2"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2"/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2"/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2"/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2"/>
          <table:table-cell table:style-name="ce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2"/>
          <table:table-cell table:style-name="ce5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12"/>
          <table:table-cell table:number-columns-repeated="10"/>
        </table:table-row>
        <table:table-row table:style-name="ro3">
          <table:table-cell/>
          <table:covered-table-cell table:number-columns-repeated="2"/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  <table:table-cell table:style-name="ce3" table:formula="of:=[.D3]" office:value-type="string" office:string-value="Rate" calcext:value-type="string">
            <text:p>Rat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  <table:table-cell table:style-name="ce3" table:formula="of:=[.G3]" office:value-type="string" office:string-value="Rate" calcext:value-type="string">
            <text:p>Rat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  <table:table-cell table:style-name="ce3" table:formula="of:=[.J3]" office:value-type="string" office:string-value="Rate" calcext:value-type="string">
            <text:p>Rat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  <table:table-cell table:style-name="ce3" table:formula="of:=[.M3]" office:value-type="string" office:string-value="Rate" calcext:value-type="string">
            <text:p>Rat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  <table:table-cell table:style-name="ce3" table:formula="of:=[.P3]" office:value-type="string" office:string-value="Rate" calcext:value-type="string">
            <text:p>Rat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  <table:table-cell table:style-name="ce3" table:formula="of:=[.S3]" office:value-type="string" office:string-value="Rate" calcext:value-type="string">
            <text:p>Rate</text:p>
          </table:table-cell>
          <table:table-cell table:style-name="ce3" office:value-type="string" calcext:value-type="string">
            <text:p>Speed Up</text:p>
          </table:table-cell>
          <table:table-cell table:style-name="ce3" table:formula="of:=[.U3]" office:value-type="string" office:string-value="Efficiency" calcext:value-type="string">
            <text:p>Efficiency</text:p>
          </table:table-cell>
          <table:table-cell/>
          <table:table-cell table:style-name="ce7" office:value-type="string" calcext:value-type="string">
            <text:p>Size</text:p>
          </table:table-cell>
          <table:table-cell table:formula="of:=[.D2]" office:value-type="float" office:value="2" calcext:value-type="float">
            <text:p>2</text:p>
          </table:table-cell>
          <table:table-cell table:formula="of:=[.G2]" office:value-type="float" office:value="4" calcext:value-type="float">
            <text:p>4</text:p>
          </table:table-cell>
          <table:table-cell table:formula="of:=[.J2]" office:value-type="float" office:value="8" calcext:value-type="float">
            <text:p>8</text:p>
          </table:table-cell>
          <table:table-cell table:formula="of:=[.M2]" office:value-type="float" office:value="12" calcext:value-type="float">
            <text:p>12</text:p>
          </table:table-cell>
          <table:table-cell table:formula="of:=[.P2]" office:value-type="float" office:value="16" calcext:value-type="float">
            <text:p>16</text:p>
          </table:table-cell>
          <table:table-cell table:formula="of:=[.S2]" office:value-type="float" office:value="20" calcext:value-type="float">
            <text:p>20</text:p>
          </table:table-cell>
          <table:table-cell table:formula="of:=[.V2]" office:value-type="float" office:value="24" calcext:value-type="float">
            <text:p>24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riad</text:p>
          </table:table-cell>
          <table:table-cell table:style-name="ce24" office:value-type="float" office:value="9521.9" calcext:value-type="float">
            <text:p>9522</text:p>
          </table:table-cell>
          <table:table-cell table:style-name="ce24" office:value-type="float" office:value="16586.2" calcext:value-type="float">
            <text:p>16586</text:p>
          </table:table-cell>
          <table:table-cell table:style-name="ce6" table:formula="of:=[.D4]/[.$C4]" office:value-type="float" office:value="1.74190025100033" calcext:value-type="float">
            <text:p>1,74</text:p>
          </table:table-cell>
          <table:table-cell table:style-name="ce6" table:formula="of:=[.E4]/[.D$2]" office:value-type="float" office:value="0.870950125500163" calcext:value-type="float">
            <text:p>0,87</text:p>
          </table:table-cell>
          <table:table-cell table:style-name="ce24" office:value-type="float" office:value="29073.3" calcext:value-type="float">
            <text:p>29073</text:p>
          </table:table-cell>
          <table:table-cell table:style-name="ce6" table:formula="of:=[.G4]/[.$C4]" office:value-type="float" office:value="3.05330868839202" calcext:value-type="float">
            <text:p>3,05</text:p>
          </table:table-cell>
          <table:table-cell table:style-name="ce6" table:formula="of:=[.H4]/[.G$2]" office:value-type="float" office:value="0.763327172098006" calcext:value-type="float">
            <text:p>0,76</text:p>
          </table:table-cell>
          <table:table-cell table:style-name="ce24" office:value-type="float" office:value="46584" calcext:value-type="float">
            <text:p>46584</text:p>
          </table:table-cell>
          <table:table-cell table:style-name="ce6" table:formula="of:=[.J4]/[.$C4]" office:value-type="float" office:value="4.89230090633172" calcext:value-type="float">
            <text:p>4,89</text:p>
          </table:table-cell>
          <table:table-cell table:style-name="ce6" table:formula="of:=[.K4]/[.J$2]" office:value-type="float" office:value="0.611537613291465" calcext:value-type="float">
            <text:p>0,61</text:p>
          </table:table-cell>
          <table:table-cell table:style-name="ce24" office:value-type="float" office:value="49039.5" calcext:value-type="float">
            <text:p>49040</text:p>
          </table:table-cell>
          <table:table-cell table:style-name="ce6" table:formula="of:=[.M4]/[.$C4]" office:value-type="float" office:value="5.15018011111228" calcext:value-type="float">
            <text:p>5,15</text:p>
          </table:table-cell>
          <table:table-cell table:style-name="ce6" table:formula="of:=[.N4]/[.M$2]" office:value-type="float" office:value="0.429181675926023" calcext:value-type="float">
            <text:p>0,43</text:p>
          </table:table-cell>
          <table:table-cell table:style-name="ce24" office:value-type="float" office:value="38216.9" calcext:value-type="float">
            <text:p>38217</text:p>
          </table:table-cell>
          <table:table-cell table:style-name="ce6" table:formula="of:=[.P4]/[.$C4]" office:value-type="float" office:value="4.01357922263414" calcext:value-type="float">
            <text:p>4,01</text:p>
          </table:table-cell>
          <table:table-cell table:style-name="ce6" table:formula="of:=[.Q4]/[.P$2]" office:value-type="float" office:value="0.250848701414634" calcext:value-type="float">
            <text:p>0,25</text:p>
          </table:table-cell>
          <table:table-cell table:style-name="ce24" office:value-type="float" office:value="48328.4" calcext:value-type="float">
            <text:p>48328</text:p>
          </table:table-cell>
          <table:table-cell table:style-name="ce6" table:formula="of:=[.S4]/[.$C4]" office:value-type="float" office:value="5.07549963767735" calcext:value-type="float">
            <text:p>5,08</text:p>
          </table:table-cell>
          <table:table-cell table:style-name="ce6" table:formula="of:=[.T4]/[.S$2]" office:value-type="float" office:value="0.253774981883868" calcext:value-type="float">
            <text:p>0,25</text:p>
          </table:table-cell>
          <table:table-cell table:style-name="ce24" office:value-type="float" office:value="64552.6" calcext:value-type="float">
            <text:p>64553</text:p>
          </table:table-cell>
          <table:table-cell table:style-name="ce6" table:formula="of:=[.V4]/[.$C4]" office:value-type="float" office:value="6.77938226614436" calcext:value-type="float">
            <text:p>6,78</text:p>
          </table:table-cell>
          <table:table-cell table:style-name="ce6" table:formula="of:=[.W4]/[.V$2]" office:value-type="float" office:value="0.282474261089348" calcext:value-type="float">
            <text:p>0,28</text:p>
          </table:table-cell>
          <table:table-cell/>
          <table:table-cell table:style-name="ce25" office:value-type="string" calcext:value-type="string">
            <text:p>Speedup</text:p>
          </table:table-cell>
          <table:table-cell table:style-name="ce8" table:formula="of:=[.E4]" office:value-type="float" office:value="1.74190025100033" calcext:value-type="float">
            <text:p>1,74</text:p>
          </table:table-cell>
          <table:table-cell table:style-name="ce8" table:formula="of:=[.H4]" office:value-type="float" office:value="3.05330868839202" calcext:value-type="float">
            <text:p>3,05</text:p>
          </table:table-cell>
          <table:table-cell table:style-name="ce8" table:formula="of:=[.K4]" office:value-type="float" office:value="4.89230090633172" calcext:value-type="float">
            <text:p>4,89</text:p>
          </table:table-cell>
          <table:table-cell table:style-name="ce8" table:formula="of:=[.N4]" office:value-type="float" office:value="5.15018011111228" calcext:value-type="float">
            <text:p>5,15</text:p>
          </table:table-cell>
          <table:table-cell table:style-name="ce8" table:formula="of:=[.Q4]" office:value-type="float" office:value="4.01357922263414" calcext:value-type="float">
            <text:p>4,01</text:p>
          </table:table-cell>
          <table:table-cell table:style-name="ce8" table:formula="of:=[.T4]" office:value-type="float" office:value="5.07549963767735" calcext:value-type="float">
            <text:p>5,08</text:p>
          </table:table-cell>
          <table:table-cell table:style-name="ce8" table:formula="of:=[.W4]" office:value-type="float" office:value="6.77938226614436" calcext:value-type="float">
            <text:p>6,78</text:p>
          </table:table-cell>
          <table:table-cell/>
        </table:table-row>
        <table:table-row table:style-name="ro1">
          <table:table-cell table:number-columns-repeated="25"/>
          <table:table-cell office:value-type="string" calcext:value-type="string">
            <text:p>Efficiency</text:p>
          </table:table-cell>
          <table:table-cell table:style-name="ce8" table:formula="of:=[.F4]" office:value-type="float" office:value="0.870950125500163" calcext:value-type="float">
            <text:p>0,87</text:p>
          </table:table-cell>
          <table:table-cell table:style-name="ce8" table:formula="of:=[.I4]" office:value-type="float" office:value="0.763327172098006" calcext:value-type="float">
            <text:p>0,76</text:p>
          </table:table-cell>
          <table:table-cell table:style-name="ce8" table:formula="of:=[.L4]" office:value-type="float" office:value="0.611537613291465" calcext:value-type="float">
            <text:p>0,61</text:p>
          </table:table-cell>
          <table:table-cell table:style-name="ce8" table:formula="of:=[.O4]" office:value-type="float" office:value="0.429181675926023" calcext:value-type="float">
            <text:p>0,43</text:p>
          </table:table-cell>
          <table:table-cell table:style-name="ce8" table:formula="of:=[.R4]" office:value-type="float" office:value="0.250848701414634" calcext:value-type="float">
            <text:p>0,25</text:p>
          </table:table-cell>
          <table:table-cell table:style-name="ce8" table:formula="of:=[.U4]" office:value-type="float" office:value="0.253774981883868" calcext:value-type="float">
            <text:p>0,25</text:p>
          </table:table-cell>
          <table:table-cell table:style-name="ce8" table:formula="of:=[.X4]" office:value-type="float" office:value="0.282474261089348" calcext:value-type="float">
            <text:p>0,28</text:p>
          </table:table-cell>
          <table:table-cell/>
        </table:table-row>
        <table:table-row table:style-name="ro1">
          <table:table-cell table:number-columns-repeated="27"/>
          <table:table-cell table:style-name="ce8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21:54:44.494824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3:53.211190307</meta:creation-date>
    <dc:date>2019-09-29T21:55:13.438492774</dc:date>
    <meta:editing-duration>PT1H28M19S</meta:editing-duration>
    <meta:editing-cycles>6</meta:editing-cycles>
    <meta:generator>LibreOffice/6.0.7.3$Linux_X86_64 LibreOffice_project/00m0$Build-3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color="#000084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ff0000"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e8e8e8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11cm" svg:height="15.025cm" xlink:href=".." xlink:type="simple" chart:class="chart:line" chart:style-name="ch1">
        <chart:title svg:x="9.409cm" svg:y="0.436cm" chart:style-name="ch2">
          <text:p>Results of computational experiments</text:p>
        </chart:title>
        <chart:subtitle svg:x="12.385cm" svg:y="1.541cm" chart:style-name="ch3">
          <text:p>Rate MB/s</text:p>
        </chart:subtitle>
        <chart:legend chart:legend-position="end" svg:x="23.815cm" svg:y="6.972cm" style:legend-expansion="high" chart:style-name="ch4"/>
        <chart:plot-area chart:style-name="ch5" table:cell-range-address="local.Z3:local.AG5" chart:data-source-has-labels="both" svg:x="1.528cm" svg:y="2.498cm" svg:width="20.675cm" svg:height="11.263cm">
          <chartooo:coordinate-region svg:x="2.52cm" svg:y="2.693cm" svg:width="18.69cm" svg:height="10.429cm"/>
          <chart:axis chart:dimension="x" chart:name="primary-x" chart:style-name="ch6" chartooo:axis-type="auto">
            <chartooo:date-scale/>
            <chart:title svg:x="10.432cm" svg:y="14.062cm" chart:style-name="ch7">
              <text:p>Number of Threads</text:p>
            </chart:title>
            <chart:categories table:cell-range-address="local.AA3:local.AG3"/>
          </chart:axis>
          <chart:axis chart:dimension="y" chart:name="primary-y" chart:style-name="ch8">
            <chart:title svg:x="0.451cm" svg:y="8.892cm" chart:style-name="ch9">
              <text:p>Speed Up</text:p>
            </chart:title>
            <chart:grid chart:style-name="ch10" chart:class="major"/>
          </chart:axis>
          <chart:axis chart:dimension="y" chart:name="secondary-y" chart:style-name="ch11">
            <chart:title svg:x="22.738cm" svg:y="8.909cm" chart:style-name="ch9">
              <text:p>Efficiency</text:p>
            </chart:title>
          </chart:axis>
          <chart:series chart:attached-axis="primary-y" chart:style-name="ch12" chart:values-cell-range-address="local.AA4:local.AG4" chart:label-cell-address="local.Z4:local.Z4" chart:class="chart:line">
            <chart:data-point chart:repeated="7"/>
          </chart:series>
          <chart:series chart:attached-axis="secondary-y" chart:style-name="ch13" chart:values-cell-range-address="local.AA5:local.AG5" chart:label-cell-address="local.Z5:local.Z5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local.AA3:local.AG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local.Z4:local.Z4</svg:desc>
                </draw:g>
              </table:table-cell>
              <table:table-cell office:value-type="float" office:value="1.74190025100033">
                <text:p>1.74190025100033</text:p>
                <draw:g>
                  <svg:desc>local.AA4:local.AG4</svg:desc>
                </draw:g>
              </table:table-cell>
              <table:table-cell office:value-type="float" office:value="3.05330868839202">
                <text:p>3.05330868839202</text:p>
              </table:table-cell>
              <table:table-cell office:value-type="float" office:value="4.89230090633172">
                <text:p>4.89230090633172</text:p>
              </table:table-cell>
              <table:table-cell office:value-type="float" office:value="5.15018011111228">
                <text:p>5.15018011111228</text:p>
              </table:table-cell>
              <table:table-cell office:value-type="float" office:value="4.01357922263414">
                <text:p>4.01357922263414</text:p>
              </table:table-cell>
              <table:table-cell office:value-type="float" office:value="5.07549963767735">
                <text:p>5.07549963767735</text:p>
              </table:table-cell>
              <table:table-cell office:value-type="float" office:value="6.77938226614436">
                <text:p>6.77938226614436</text:p>
              </table:table-cell>
            </table:table-row>
            <table:table-row>
              <table:table-cell office:value-type="string">
                <text:p>Efficiency</text:p>
                <draw:g>
                  <svg:desc>local.Z5:local.Z5</svg:desc>
                </draw:g>
              </table:table-cell>
              <table:table-cell office:value-type="float" office:value="0.870950125500163">
                <text:p>0.870950125500163</text:p>
                <draw:g>
                  <svg:desc>local.AA5:local.AG5</svg:desc>
                </draw:g>
              </table:table-cell>
              <table:table-cell office:value-type="float" office:value="0.763327172098006">
                <text:p>0.763327172098006</text:p>
              </table:table-cell>
              <table:table-cell office:value-type="float" office:value="0.611537613291465">
                <text:p>0.611537613291465</text:p>
              </table:table-cell>
              <table:table-cell office:value-type="float" office:value="0.429181675926023">
                <text:p>0.429181675926023</text:p>
              </table:table-cell>
              <table:table-cell office:value-type="float" office:value="0.250848701414634">
                <text:p>0.250848701414634</text:p>
              </table:table-cell>
              <table:table-cell office:value-type="float" office:value="0.253774981883868">
                <text:p>0.253774981883868</text:p>
              </table:table-cell>
              <table:table-cell office:value-type="float" office:value="0.282474261089348">
                <text:p>0.282474261089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